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da540b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ddea6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d93cdf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242b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4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style:text-underline-style="none"/>
    </style:style>
    <style:style style:name="T214" style:family="text">
      <style:text-properties fo:color="#000000" loext:opacity="100%" style:text-line-through-style="none" style:text-line-through-type="none" style:text-underline-style="none" officeooo:rsid="0aabd8f8"/>
    </style:style>
    <style:style style:name="T215" style:family="text">
      <style:text-properties fo:color="#000000" loext:opacity="100%" style:text-line-through-style="none" style:text-line-through-type="none" style:text-underline-style="none" officeooo:rsid="0ee1abbb"/>
    </style:style>
    <style:style style:name="T216" style:family="text">
      <style:text-properties fo:color="#000000" loext:opacity="100%" style:text-line-through-style="none" style:text-line-through-type="none" style:text-underline-style="none" officeooo:rsid="0ee5411e"/>
    </style:style>
    <style:style style:name="T21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2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officeooo:rsid="004804ae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officeooo:rsid="047da547"/>
    </style:style>
    <style:style style:name="T31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9" style:family="text">
      <style:text-properties style:use-window-font-color="true" loext:opacity="0%" style:font-name="Liberation Sans" fo:font-size="12pt" style:font-size-asian="12pt" style:font-size-complex="12pt"/>
    </style:style>
    <style:style style:name="T340" style:family="text">
      <style:text-properties officeooo:rsid="04473353"/>
    </style:style>
    <style:style style:name="T34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4" style:family="text">
      <style:text-properties officeooo:rsid="0aace3cd"/>
    </style:style>
    <style:style style:name="T345" style:family="text">
      <style:text-properties officeooo:rsid="0b952edb"/>
    </style:style>
    <style:style style:name="T346" style:family="text">
      <style:text-properties fo:font-size="8pt" style:font-size-asian="8pt" style:font-size-complex="8pt" loext:padding="0.049cm" loext:border="0.31pt solid #000000"/>
    </style:style>
    <style:style style:name="T347" style:family="text">
      <style:text-properties officeooo:rsid="0cf7e116"/>
    </style:style>
    <style:style style:name="T348" style:family="text">
      <style:text-properties officeooo:rsid="01657261" style:font-size-complex="12pt"/>
    </style:style>
    <style:style style:name="T349" style:family="text">
      <style:text-properties officeooo:rsid="0e5635a7"/>
    </style:style>
    <style:style style:name="T350" style:family="text">
      <style:text-properties officeooo:rsid="0e56c5f4"/>
    </style:style>
    <style:style style:name="T351" style:family="text">
      <style:text-properties officeooo:rsid="0e80285f"/>
    </style:style>
    <style:style style:name="T352" style:family="text">
      <style:text-properties officeooo:rsid="0e838e2a"/>
    </style:style>
    <style:style style:name="T353" style:family="text">
      <style:text-properties officeooo:rsid="0e83c34e"/>
    </style:style>
    <style:style style:name="T354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5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7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1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3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7" style:family="text">
      <style:text-properties fo:color="#808080" loext:opacity="100%" style:font-name="Liberation Sans" fo:font-size="12pt" style:font-size-asian="12pt" style:font-size-complex="12pt"/>
    </style:style>
    <style:style style:name="T368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9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0" style:family="text">
      <style:text-properties officeooo:rsid="0ee1abb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41">C</text:span></text:span><text:span text:style-name="Strong_20_Emphasis"><text:span text:style-name="T240">hecklist voor </text:span></text:span><text:span text:style-name="Strong_20_Emphasis"><text:span text:style-name="T242">de installatie</text:span></text:span><text:span text:style-name="Strong_20_Emphasis"><text:span text:style-name="T240"> van </text:span></text:span><text:reference-mark-start text:name="Distributie"/><text:span text:style-name="Strong_20_Emphasis"><text:span text:style-name="T243">Ubuntu</text:span></text:span><text:reference-mark-end text:name="Distributie"/><text:span text:style-name="Strong_20_Emphasis"><text:span text:style-name="T243"> </text:span></text:span><text:reference-mark-start text:name="Versie"/><text:span text:style-name="Strong_20_Emphasis"><text:span text:style-name="T244">2</text:span></text:span><text:span text:style-name="Strong_20_Emphasis"><text:span text:style-name="T248">2</text:span></text:span><text:span text:style-name="Strong_20_Emphasis"><text:span text:style-name="T245">.04</text:span></text:span><text:reference-mark-end text:name="Versie"/><text:span text:style-name="Strong_20_Emphasis"><text:span text:style-name="T249"> </text:span></text:span><text:span text:style-name="Strong_20_Emphasis"><text:span text:style-name="T250">LTS</text:span></text:span><text:span text:style-name="Strong_20_Emphasis"><text:span text:style-name="T250"><text:note text:id="ftn1" text:note-class="footnote"><text:note-citation>1</text:note-citation><text:note-body><text:p text:style-name="P83"><text:span text:style-name="T271">LTS</text:span><text:span text:style-name="T279"> </text:span><text:span text:style-name="T280">staat voor</text:span><text:span text:style-name="T278"> </text:span><text:span text:style-name="T271">Long-Term Support, langetermijnondersteuning, </text:span><text:span text:style-name="T281">en </text:span><text:span text:style-name="T282">d</text:span><text:span text:style-name="T281">eze </text:span><text:span text:style-name="T281"><text:reference-ref text:reference-format="text" text:ref-name="Distributie">Ubuntu</text:reference-ref></text:span><text:span text:style-name="T281"><text:s/></text:span><text:span text:style-name="T281"><text:reference-ref text:reference-format="text" text:ref-name="Versie">22.04</text:reference-ref></text:span><text:span text:style-name="T281"><text:s/>LTS </text:span><text:span text:style-name="T280">van</text:span><text:span text:style-name="T277"> </text:span><text:span text:style-name="T275">april</text:span><text:span text:style-name="T273"> 202</text:span><text:span text:style-name="T275">2 </text:span><text:span text:style-name="T271">wordt </text:span><text:span text:style-name="T272">vijf</text:span><text:span text:style-name="T271"> jaar onder</text:span><text:span text:style-name="T277">houden</text:span><text:span text:style-name="T276"> </text:span><text:span text:style-name="T271">tot </text:span><text:span text:style-name="T275">april</text:span><text:span text:style-name="T270"> </text:span><text:span text:style-name="T271">202</text:span><text:span text:style-name="T275">7</text:span><text:span text:style-name="T274">.</text:span></text:p></text:note-body></text:note></text:span></text:span><text:span text:style-name="Strong_20_Emphasis"><text:span text:style-name="T251"> </text:span></text:span><text:reference-mark-start text:name="Editie"/><text:span text:style-name="Strong_20_Emphasis"><text:span text:style-name="T252">D</text:span></text:span><text:span text:style-name="Strong_20_Emphasis"><text:span text:style-name="T246">esktop</text:span></text:span><text:reference-mark-end text:name="Editie"/><text:span text:style-name="Strong_20_Emphasis"><text:span text:style-name="T247">.</text:span></text:span></text:p>
      <text:p text:style-name="P9"/>
      <text:p text:style-name="P71"><text:span text:style-name="T77">Kijk op</text:span><text:span text:style-name="T240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40"> </text:span><text:span text:style-name="T313">voor</text:span><text:span text:style-name="T314"> </text:span><text:span text:style-name="T315">deze en andere </text:span><text:span text:style-name="T316">Linux documenten</text:span><text:span text:style-name="T107">, scripts, </text:span><text:span text:style-name="T108">en informatie</text:span><text:span text:style-name="T107">.</text:span></text:p>
      <text:p text:style-name="P10"/>
      <text:p text:style-name="P40"><text:span text:style-name="T71">D</text:span><text:span text:style-name="T70">it is een invulbare PD</text:span><text:span text:style-name="T72">F</text:span><text:span text:style-name="T70"> met tekst- en keuzevakken; </text:span><text:span text:style-name="T73">a</text:span><text:span text:style-name="T70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17">(zie toelichting)</text:span><text:span text:style-name="T17">:</text:span></text:p>
      <text:p text:style-name="P2"><text:span text:style-name="Definition"><text:span text:style-name="T334">g</text:span></text:span><text:span text:style-name="Definition"><text:span text:style-name="T333">ebruiker</text:span></text:span><text:span text:style-name="Definition"><text:span text:style-name="T322"><text:tab/><text:tab/></text:span></text:span><text:span text:style-name="Definition"><text:span text:style-name="T339"> <text:tab/><text:tab/></text:span></text:span><text:span text:style-name="T323"><draw:control text:anchor-type="as-char" svg:y="-0.429cm" draw:z-index="8" draw:name="Gebruiker" draw:style-name="gr2" draw:text-style-name="P91" svg:width="6.061cm" svg:height="0.6cm" draw:control="control9"><svg:title>Gebruiker</svg:title><svg:desc>Volledige naam, bijv. Jan Stek</svg:desc></draw:control></text:span><text:span text:style-name="T323"><text:tab/></text:span><text:span text:style-name="T324">(</text:span><text:span text:style-name="T319">volledige naam, bijv. </text:span><text:span text:style-name="T321">J</text:span><text:span text:style-name="T338">a</text:span><text:span text:style-name="T321">n </text:span><text:span text:style-name="T338">Jansen</text:span><text:span text:style-name="T320">)</text:span></text:p>
      <text:p text:style-name="Standard"><text:span text:style-name="Definition"><text:span text:style-name="T334">g</text:span></text:span><text:span text:style-name="Definition"><text:span text:style-name="T333">ebruikersnaam</text:span></text:span><text:span text:style-name="Definition"><text:span text:style-name="T318"><text:tab/></text:span></text:span><text:span text:style-name="Definition"><text:span text:style-name="T318"><draw:control text:anchor-type="as-char" svg:y="-0.429cm" draw:z-index="9" draw:name="Gberuikersnaam" draw:style-name="gr2" draw:text-style-name="P91" svg:width="6.061cm" svg:height="0.6cm" draw:control="control10"><svg:title>Gebruikersnaam</svg:title><svg:desc>Korte naam, bijv. jan</svg:desc></draw:control></text:span></text:span><text:span text:style-name="Definition"><text:span text:style-name="T318"><text:tab/></text:span></text:span><text:span text:style-name="T9">(korte naam, bijv. </text:span><text:span text:style-name="T255">j</text:span><text:span text:style-name="T256">an</text:span><text:span text:style-name="T9">)</text:span></text:p>
      <text:p text:style-name="P1"><text:span text:style-name="Definition"><text:span text:style-name="T336">c</text:span></text:span><text:span text:style-name="Definition"><text:span text:style-name="T335">omputernaam</text:span></text:span><text:span text:style-name="Definition"><text:span text:style-name="T325"><text:tab/><text:tab/></text:span></text:span><text:span text:style-name="Definition"><text:span text:style-name="T323"><draw:control text:anchor-type="as-char" svg:y="-0.429cm" draw:z-index="10" draw:name="Computernaam" draw:style-name="gr2" draw:text-style-name="P91" svg:width="6.061cm" svg:height="0.6cm" draw:control="control11"><svg:title>Computernaam</svg:title><svg:desc>Unieke naam van de computer</svg:desc></draw:control></text:span></text:span><text:span text:style-name="Definition"><text:span text:style-name="T323"><text:tab/></text:span></text:span><text:span text:style-name="Definition"><text:span text:style-name="T326">(</text:span></text:span><text:span text:style-name="Definition"><text:span text:style-name="T327">naam van de compute</text:span></text:span><text:span text:style-name="Definition"><text:span text:style-name="T328">r, </text:span></text:span><text:span text:style-name="Definition"><text:span text:style-name="T329">bijv. </text:span></text:span><text:span text:style-name="Definition"><text:span text:style-name="T330">pc02</text:span></text:span><text:span text:style-name="Definition"><text:span text:style-name="T326">)</text:span></text:span></text:p>
      <text:p text:style-name="P1"><text:span text:style-name="Definition"><text:span text:style-name="T334">o</text:span></text:span><text:span text:style-name="Definition"><text:span text:style-name="T333">pstartmenu</text:span></text:span><text:span text:style-name="Definition"><text:span text:style-name="T323"><text:tab/><text:tab/><text:tab/></text:span></text:span><text:span text:style-name="Definition"><text:span text:style-name="T323"><draw:control text:anchor-type="as-char" svg:y="-0.429cm" draw:z-index="11" draw:name="Opstartmenu" draw:style-name="gr2" draw:text-style-name="P91" svg:width="6.061cm" svg:height="0.6cm" draw:control="control12"><svg:title>Opstartmenu</svg:title><svg:desc>Toets voor het opstartmenu ("bootmenu")</svg:desc></draw:control></text:span></text:span><text:span text:style-name="Definition"><text:span text:style-name="T323"><text:tab/></text:span></text:span><text:span text:style-name="Definition"><text:span text:style-name="T326">(</text:span></text:span><text:span text:style-name="Definition"><text:span text:style-name="T327">to</text:span></text:span><text:span text:style-name="Definition"><text:span text:style-name="T331">ets voor het opstartmedium</text:span></text:span><text:span text:style-name="Definition"><text:span text:style-name="T332">)</text:span></text:span></text:p>
      <text:p text:style-name="P89"><text:span text:style-name="Definition"><text:span text:style-name="T336">i</text:span></text:span><text:span text:style-name="Definition"><text:span text:style-name="T337">nstellingen</text:span></text:span><text:span text:style-name="T326"><text:tab/><text:tab/> <text:tab/></text:span><text:span text:style-name="T326"><draw:control text:anchor-type="as-char" svg:y="-0.429cm" draw:z-index="7" draw:name="Instellingen" draw:style-name="gr2" draw:text-style-name="P91" svg:width="6.061cm" svg:height="0.6cm" draw:control="control8"><svg:title>Instellingen</svg:title><svg:desc>Toets voor het BIOS/UEFI-scherm ("setup")</svg:desc></draw:control></text:span><text:span text:style-name="T326"><text:tab/>(</text:span><text:span text:style-name="T327">toets voor het UEFI-BIOS-scherm</text:span><text:span text:style-name="T326">)</text:span></text:p>
      <text:p text:style-name="P3"><text:span text:style-name="Definition"><text:span text:style-name="T355">g</text:span></text:span><text:span text:style-name="Definition"><text:span text:style-name="T354">ebruiker</text:span></text:span><text:span text:style-name="Definition"><text:span text:style-name="T356">2</text:span></text:span><text:span text:style-name="Definition"><text:span text:style-name="T357"><text:tab/></text:span></text:span><text:span text:style-name="Definition"><text:span text:style-name="T367"> <text:tab/><text:tab/></text:span></text:span><text:span text:style-name="T358"><draw:control text:anchor-type="as-char" svg:y="-0.429cm" draw:z-index="16" draw:name="Gebruiker 1" draw:style-name="gr2" draw:text-style-name="P91" svg:width="6.061cm" svg:height="0.6cm" draw:control="control17"><svg:title>Gebruiker</svg:title><svg:desc>Volledige naam, bijv. Jan Stek</svg:desc></draw:control></text:span><text:span text:style-name="T358"><text:tab/></text:span><text:span text:style-name="T359">(</text:span><text:span text:style-name="T360">volledige naam </text:span><text:span text:style-name="T361">evt. 2</text:span><text:span text:style-name="T368">e</text:span><text:span text:style-name="T361"> gebruiker</text:span><text:span text:style-name="T362">)</text:span></text:p>
      <text:p text:style-name="P72"><text:span text:style-name="Definition"><text:span text:style-name="T355">g</text:span></text:span><text:span text:style-name="Definition"><text:span text:style-name="T354">ebruikersnaam</text:span></text:span><text:span text:style-name="Definition"><text:span text:style-name="T356">2</text:span></text:span><text:span text:style-name="Definition"><text:span text:style-name="T363"><text:tab/></text:span></text:span><text:span text:style-name="Definition"><text:span text:style-name="T363"><draw:control text:anchor-type="as-char" svg:y="-0.429cm" draw:z-index="17" draw:name="Gberuikersnaam 1" draw:style-name="gr2" draw:text-style-name="P91" svg:width="6.061cm" svg:height="0.6cm" draw:control="control18"><svg:title>Gebruikersnaam</svg:title><svg:desc>Korte naam, bijv. jan</svg:desc></draw:control></text:span></text:span><text:span text:style-name="Definition"><text:span text:style-name="T363"><text:tab/></text:span></text:span><text:span text:style-name="T364">(korte naam</text:span><text:span text:style-name="T365"> </text:span><text:span text:style-name="T366">evt. 2</text:span><text:span text:style-name="T369">e</text:span><text:span text:style-name="T366"> gebruiker</text:span><text:span text:style-name="T364">)</text:span></text:p>
      <text:p text:style-name="P3"><text:span text:style-name="T257">Vervang </text:span><text:span text:style-name="Definition"><text:span text:style-name="T11">schuingedrukte</text:span></text:span><text:span text:style-name="T257"> </text:span><text:span text:style-name="T258">woorden </text:span><text:span text:style-name="T257">in deze checklist door </text:span><text:span text:style-name="T258">boven</text:span><text:span text:style-name="T257">staande waarden.</text:span></text:p>
      <text:p text:style-name="P5"/>
      <text:p text:style-name="P5"/>
      <text:p text:style-name="P4"><text:span text:style-name="T266">Nog niet op Linux?</text:span><text:span text:style-name="T259"><text:tab/></text:span><text:span text:style-name="T263"><text:tab/></text:span><text:span text:style-name="T264">G</text:span><text:span text:style-name="T260">ebruik </text:span><text:span text:style-name="Strong_20_Emphasis"><text:span text:style-name="T267">Checklist migratie</text:span></text:span><text:span text:style-name="T26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1"> onder </text:span><text:span text:style-name="T265">Linux</text:span><text:span text:style-name="T262">.</text:span></text:p>
      <text:p text:style-name="P41"><text:span text:style-name="T229">Nieuwe installatie?</text:span><text:span text:style-name="T224"><text:tab/></text:span><text:span text:style-name="T226"></text:span><text:span text:style-name="T228"><text:tab/></text:span><text:span text:style-name="T227">B</text:span><text:span text:style-name="T224">egin bij hoofdstuk </text:span><text:span text:style-name="T229"><text:bookmark-ref text:reference-format="page" text:ref-name="__RefNumPara__4009_1271708128">2</text:bookmark-ref></text:span><text:span text:style-name="T224"><text:s text:c="2"/></text:span><text:span text:style-name="T230"><text:bookmark-ref text:reference-format="text" text:ref-name="__RefNumPara__4009_1271708128">Installatie uitvoeren</text:bookmark-ref></text:span><text:span text:style-name="T225">.</text:span></text:p>
      <text:p text:style-name="P24"/>
      <text:p text:style-name="P24"/>
      <text:list xml:id="list3289342714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12"><text:s/></text:span></text:span><text:span text:style-name="Strong_20_Emphasis"><text:span text:style-name="T155"><draw:control text:anchor-type="as-char" draw:z-index="14" draw:name="Vorm3_0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12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203">E</text:span></text:span><text:span text:style-name="User_20_Entry"><text:span text:style-name="T205">v</text:span></text:span><text:span text:style-name="User_20_Entry"><text:span text:style-name="T206">en</text:span></text:span><text:span text:style-name="User_20_Entry"><text:span text:style-name="T208">t</text:span></text:span><text:span text:style-name="User_20_Entry"><text:span text:style-name="T209">uele </text:span></text:span><text:span text:style-name="User_20_Entry"><text:span text:style-name="T210">extra </text:span></text:span><text:span text:style-name="User_20_Entry"><text:span text:style-name="T212">gebruiker</text:span></text:span><text:span text:style-name="User_20_Entry"><text:span text:style-name="T210">s aanmelden </text:span></text:span><text:span text:style-name="User_20_Entry"><text:span text:style-name="T211">en dezelfde stappen uitvoeren</text:span></text:span><text:span text:style-name="User_20_Entry"><text:span text:style-name="T207">.</text:span></text:span></text:p></text:note-body></text:note></text:span></text:span><text:span text:style-name="Strong_20_Emphasis"><text:span text:style-name="T113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14"><text:s/></text:span></text:span><text:span text:style-name="Strong_20_Emphasis"><text:span text:style-name="T156"><draw:control text:anchor-type="as-char" draw:z-index="0" draw:name="Vorm4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4">Installeer </text:span></text:span><text:span text:style-name="Strong_20_Emphasis"><text:span text:style-name="T153">pakket kz</text:span></text:span><text:span text:style-name="Strong_20_Emphasis"><text:span text:style-name="T153"><text:note text:id="ftn3" text:note-class="footnote"><text:note-citation>3</text:note-citation><text:note-body><text:p text:style-name="P80"><text:span text:style-name="T352">Debian-</text:span><text:span text:style-name="T353">p</text:span>akket kz plaatst documenten en scripts van Karel Zimmer <text:span text:style-name="T351">(zie </text:span><text:a xlink:type="simple" xlink:href="https://karelzimmer.nl/" text:style-name="Internet_20_link" text:visited-style-name="Visited_20_Internet_20_Link"><text:span text:style-name="Strong_20_Emphasis"><text:span text:style-name="T343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53"> </text:span></text:span><text:span text:style-name="Strong_20_Emphasis"><text:span text:style-name="T115">via </text:span></text:span><text:span text:style-name="Strong_20_Emphasis"><text:span text:style-name="T123">een </text:span></text:span><text:span text:style-name="Strong_20_Emphasis"><text:span text:style-name="T129">druk op de </text:span></text:span><text:span text:style-name="Strong_20_Emphasis"><text:span text:style-name="T126">Super</text:span></text:span><text:span text:style-name="Strong_20_Emphasis"><text:span text:style-name="T129">-toets</text:span></text:span><text:span text:style-name="Strong_20_Emphasis"><text:span text:style-name="T75"><text:note text:id="ftn4" text:note-class="footnote"><text:note-citation>4</text:note-citation><text:note-body><text:p text:style-name="P67"><text:span text:style-name="T223">D</text:span>e <text:span text:style-name="T346">Super</text:span>-toets <text:span text:style-name="T223">is </text:span>de Windows<text:span text:style-name="T347">-</text:span><text:span text:style-name="T345">toets</text:span>, <text:span text:style-name="T347">C</text:span>ommand-<text:span text:style-name="T345">toets</text:span>, of <text:span text:style-name="T347">V</text:span>ergrootglas-toets.</text:p></text:note-body></text:note></text:span></text:span><text:span text:style-name="Strong_20_Emphasis"><text:span text:style-name="T123">, </text:span></text:span><text:span text:style-name="Strong_20_Emphasis"><text:span text:style-name="T136">t</text:span></text:span><text:span text:style-name="Strong_20_Emphasis"><text:span text:style-name="T128">yp </text:span></text:span><text:span text:style-name="Strong_20_Emphasis"><text:span text:style-name="T177">ter</text:span></text:span><text:span text:style-name="Strong_20_Emphasis"><text:span text:style-name="T178">m</text:span></text:span><text:span text:style-name="Strong_20_Emphasis"><text:span text:style-name="T117"> </text:span></text:span><text:span text:style-name="Strong_20_Emphasis"><text:span text:style-name="T137">e</text:span></text:span><text:span text:style-name="Strong_20_Emphasis"><text:span text:style-name="T115">n </text:span></text:span><text:span text:style-name="Strong_20_Emphasis"><text:span text:style-name="T131">k</text:span></text:span><text:span text:style-name="Strong_20_Emphasis"><text:span text:style-name="T115">lik op het pictogram van </text:span></text:span><text:span text:style-name="Strong_20_Emphasis"><text:span text:style-name="T179">Terminalvenster</text:span></text:span><text:span text:style-name="Strong_20_Emphasis"><text:span text:style-name="T117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14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8">, of </text:span></text:span><text:span text:style-name="Strong_20_Emphasis"><text:span text:style-name="T117">kopieer en plak, de</text:span></text:span><text:span text:style-name="Strong_20_Emphasis"><text:span text:style-name="T119">z</text:span></text:span><text:span text:style-name="Strong_20_Emphasis"><text:span text:style-name="T117">e </text:span></text:span><text:span text:style-name="Strong_20_Emphasis"><text:span text:style-name="T120">twee </text:span></text:span><text:span text:style-name="Strong_20_Emphasis"><text:span text:style-name="T117">opdrachten, ieder gevolgd door de </text:span></text:span><text:span text:style-name="Strong_20_Emphasis"><text:span text:style-name="T116">Enter</text:span></text:span><text:span text:style-name="Strong_20_Emphasis"><text:span text:style-name="T115">-toets:<text:line-break/></text:span></text:span><text:span text:style-name="User_20_Entry"><text:span text:style-name="T68">wget karelzimmer.nl/</text:span></text:span><text:span text:style-name="User_20_Entry"><text:span text:style-name="T69">kz</text:span></text:span><text:span text:style-name="User_20_Entry"><text:span text:style-name="T68"><text:line-break/>bash </text:span></text:span><text:span text:style-name="User_20_Entry"><text:span text:style-name="T69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21">olg </text:span></text:span><text:span text:style-name="Strong_20_Emphasis"><text:span text:style-name="T12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14"><text:s/></text:span></text:span><text:span text:style-name="Strong_20_Emphasis"><text:span text:style-name="Strong_20_Emphasis"><text:span text:style-name="T156"><draw:control text:anchor-type="as-char" draw:z-index="1" draw:name="Vorm6" draw:style-name="gr1" draw:text-style-name="P9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23">Bereid de installatie voor </text:span></text:span><text:span text:style-name="Strong_20_Emphasis"><text:span text:style-name="T115">via </text:span></text:span><text:span text:style-name="Strong_20_Emphasis"><text:span text:style-name="T123">een </text:span></text:span><text:span text:style-name="Strong_20_Emphasis"><text:span text:style-name="T124">druk </text:span></text:span><text:span text:style-name="Strong_20_Emphasis"><text:span text:style-name="T125">op de </text:span></text:span><text:span text:style-name="Strong_20_Emphasis"><text:span text:style-name="T126">Super</text:span></text:span><text:span text:style-name="Strong_20_Emphasis"><text:span text:style-name="T125">-toets</text:span></text:span><text:span text:style-name="Strong_20_Emphasis"><text:span text:style-name="T76"><text:note-ref text:note-class="footnote" text:reference-format="text" text:ref-name="ftn4">4</text:note-ref></text:span></text:span><text:span text:style-name="Strong_20_Emphasis"><text:span text:style-name="T123">, </text:span></text:span><text:span text:style-name="Strong_20_Emphasis"><text:span text:style-name="T127">t</text:span></text:span><text:span text:style-name="Strong_20_Emphasis"><text:span text:style-name="T128">yp </text:span></text:span><text:span text:style-name="Strong_20_Emphasis"><text:span text:style-name="T173">men</text:span></text:span><text:span text:style-name="Strong_20_Emphasis"><text:span text:style-name="T174">u</text:span></text:span><text:span text:style-name="Strong_20_Emphasis"><text:span text:style-name="T129"> </text:span></text:span><text:span text:style-name="Strong_20_Emphasis"><text:span text:style-name="T130">e</text:span></text:span><text:span text:style-name="Strong_20_Emphasis"><text:span text:style-name="T115">n </text:span></text:span><text:span text:style-name="Strong_20_Emphasis"><text:span text:style-name="T131">k</text:span></text:span><text:span text:style-name="Strong_20_Emphasis"><text:span text:style-name="T115">lik op het pictogram van</text:span></text:span><text:span text:style-name="Strong_20_Emphasis"><text:span text:style-name="T157"> </text:span></text:span><text:span text:style-name="Strong_20_Emphasis"><text:span text:style-name="T191">Installatiem</text:span></text:span><text:span text:style-name="Strong_20_Emphasis"><text:span text:style-name="T192">enu</text:span></text:span><text:span text:style-name="Strong_20_Emphasis"><text:span text:style-name="T125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14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32">K</text:span></text:span><text:span text:style-name="Strong_20_Emphasis"><text:span text:style-name="T133">ie</text:span></text:span><text:span text:style-name="Strong_20_Emphasis"><text:span text:style-name="T134">s</text:span></text:span><text:span text:style-name="Strong_20_Emphasis"><text:span text:style-name="T122"> </text:span></text:span><text:span text:style-name="Strong_20_Emphasis"><text:span text:style-name="T193">1</text:span></text:span><text:span text:style-name="Strong_20_Emphasis"><text:span text:style-name="T194"> </text:span></text:span><text:span text:style-name="Strong_20_Emphasis"><text:span text:style-name="T195">In</text:span></text:span><text:span text:style-name="Strong_20_Emphasis"><text:span text:style-name="T182">stallatie voorbereiden</text:span></text:span><text:span text:style-name="Strong_20_Emphasis"><text:span text:style-name="T135"> </text:span></text:span><text:span text:style-name="Strong_20_Emphasis"><text:span text:style-name="T121">en volg </text:span></text:span><text:span text:style-name="Strong_20_Emphasis"><text:span text:style-name="T122">de aanwijzingen op het scherm.</text:span></text:span></text:p>
          </table:table-cell>
        </table:table-row>
      </table:table>
      <text:p text:style-name="P13"/>
      <text:list xml:id="list84310855994581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14"><text:s/></text:span></text:span><text:span text:style-name="Strong_20_Emphasis"><text:span text:style-name="T156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83">een </text:span><text:span text:style-name="T283"><text:reference-ref text:reference-format="text" text:ref-name="Distributie">Ubuntu</text:reference-ref></text:span><text:span text:style-name="T283"><text:s/></text:span><text:span text:style-name="T25"><text:reference-ref text:reference-format="text" text:ref-name="Versie">22.04</text:reference-ref></text:span><text:span text:style-name="T213"><text:s/></text:span><text:span text:style-name="T213"><text:reference-ref text:reference-format="text" text:ref-name="Editie">Desktop</text:reference-ref></text:span><text:span text:style-name="T213"><text:s/>Live</text:span><text:span text:style-name="T213"><text:note text:id="ftn5" text:note-class="footnote"><text:note-citation>1</text:note-citation><text:note-body><text:p text:style-name="P66"><text:span text:style-name="T340">Vanaf ee</text:span>n Live <text:span text:style-name="T370">usb</text:span><text:span text:style-name="T344">-stick </text:span><text:span text:style-name="T349">(</text:span><text:span text:style-name="T344">of </text:span><text:span text:style-name="T350">dvd</text:span><text:span text:style-name="T349">)</text:span><text:span text:style-name="T19"> </text:span>kunt <text:span text:style-name="T340">u opstarten en</text:span> met <text:reference-ref text:reference-format="text" text:ref-name="Distributie">Ubuntu</text:reference-ref><text:s/>werken zonder deze te installeren.</text:p></text:note-body></text:note></text:span><text:span text:style-name="T213"> </text:span><text:span text:style-name="T215">usb</text:span><text:span text:style-name="T214">-stick</text:span><text:span text:style-name="T214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4">cd</text:span></text:span><text:span text:style-name="Strong_20_Emphasis"><text:span text:style-name="T58">-beeldbestand</text:span></text:span><text:span text:style-name="Strong_20_Emphasis"><text:span text:style-name="T33"> </text:span></text:span><text:span text:style-name="Strong_20_Emphasis"><text:span text:style-name="T56">(.iso) </text:span></text:span><text:span text:style-name="Strong_20_Emphasis"><text:span text:style-name="T33">vanaf </text:span></text:span><text:a xlink:type="simple" xlink:href="https://nl.releases.ubuntu.com/" text:style-name="Internet_20_link" text:visited-style-name="Visited_20_Internet_20_Link"><text:span text:style-name="Strong_20_Emphasis"><text:span text:style-name="T342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62">Ubuntu 2</text:span></text:span><text:span text:style-name="Strong_20_Emphasis"><text:span text:style-name="T63">2</text:span></text:span><text:span text:style-name="Strong_20_Emphasis"><text:span text:style-name="T62">.04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6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204">64-bit PC (AMD64) desktop image</text:span></text:span><text:span text:style-name="Strong_20_Emphasis"><text:span text:style-name="T222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</text:span></text:span><text:span text:style-name="Strong_20_Emphasis"><text:span text:style-name="T54">usb</text:span></text:span><text:span text:style-name="Strong_20_Emphasis"><text:span text:style-name="T30">-stick </text:span></text:span><text:span text:style-name="Strong_20_Emphasis"><text:span text:style-name="T59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7">Zoek</text:span></text:span><text:span text:style-name="Strong_20_Emphasis"><text:span text:style-name="T29"> </text:span></text:span><text:span text:style-name="Strong_20_Emphasis"><text:span text:style-name="T61">s</text:span></text:span><text:span text:style-name="Strong_20_Emphasis"><text:span text:style-name="T64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60">Schijven</text:span></text:span><text:span text:style-name="Strong_20_Emphasis"><text:span text:style-name="T38">. Selecteer de </text:span></text:span><text:span text:style-name="Strong_20_Emphasis"><text:span text:style-name="T52">usb</text:span></text:span><text:span text:style-name="Strong_20_Emphasis"><text:span text:style-name="T38">-stick in de lijst van schijven aan de linkerkant en klik rechtsboven op </text:span></text:span><text:span text:style-name="Strong_20_Emphasis"><text:span text:style-name="T65">Schijfinstellingen</text:span></text:span><text:span text:style-name="Strong_20_Emphasis"><text:span text:style-name="T38"> </text:span></text:span><text:span text:style-name="Strong_20_Emphasis"><text:span text:style-name="T65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5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Strong_20_Emphasis"><text:span text:style-name="T53">cd</text:span></text:span><text:span text:style-name="T22">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5">Terugzetten starten</text:span></text:span><text:span text:style-name="Strong_20_Emphasis"><text:span text:style-name="T38"> en vervolgens op </text:span></text:span><text:span text:style-name="Strong_20_Emphasis"><text:span text:style-name="T65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20">Etche</text:span></text:span><text:span text:style-name="Strong_20_Emphasis"><text:span text:style-name="T221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41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3"> </text:span><text:span text:style-name="T216">of dvd.</text:span></text:p>
            <text:p text:style-name="P44"><text:span text:style-name="T201">Opstartmenu/</text:span><text:span text:style-name="T202">boot menu</text:span><text:span text:style-name="T201"> </text:span><text:span text:style-name="T200">via </text:span><text:span text:style-name="Definition"><text:span text:style-name="T348">opstartmenu</text:span></text:span><text:span text:style-name="T200">, </text:span><text:span text:style-name="T201">instellingen/</text:span><text:span text:style-name="T202">setup</text:span><text:span text:style-name="T200"> via </text:span><text:span text:style-name="Definition"><text:span text:style-name="T4">instellingen</text:span></text:span><text:span text:style-name="T200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14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8">Kies</text:span></text:span><text:span text:style-name="Strong_20_Emphasis"><text:span text:style-name="T78"> </text:span></text:span><text:span text:style-name="Strong_20_Emphasis"><text:span text:style-name="T159">als</text:span></text:span><text:span text:style-name="Strong_20_Emphasis"><text:span text:style-name="T79"> </text:span></text:span><text:span text:style-name="Strong_20_Emphasis"><text:span text:style-name="T80">mogelijk</text:span></text:span><text:span text:style-name="Strong_20_Emphasis"><text:span text:style-name="T78"> </text:span></text:span><text:span text:style-name="Strong_20_Emphasis"><text:span text:style-name="T81">met pijltjes-toetsen</text:span></text:span><text:span text:style-name="Strong_20_Emphasis"><text:span text:style-name="T82"> </text:span></text:span><text:span text:style-name="Strong_20_Emphasis"><text:span text:style-name="T180">Nederlands</text:span></text:span><text:span text:style-name="Strong_20_Emphasis"><text:span text:style-name="T83"> </text:span></text:span><text:span text:style-name="Strong_20_Emphasis"><text:span text:style-name="T81">en druk op </text:span></text:span><text:span text:style-name="Strong_20_Emphasis"><text:span text:style-name="T84">de </text:span></text:span><text:span text:style-name="Strong_20_Emphasis"><text:span text:style-name="T85">Enter</text:span></text:span><text:span text:style-name="Strong_20_Emphasis"><text:span text:style-name="T84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9">Kies </text:span><text:span text:style-name="T268">Ubuntu installeren </text:span><text:span text:style-name="Strong_20_Emphasis"><text:span text:style-name="T159">en druk op </text:span></text:span><text:span text:style-name="Strong_20_Emphasis"><text:span text:style-name="T160">de </text:span></text:span><text:span text:style-name="Strong_20_Emphasis"><text:span text:style-name="T161">Enter</text:span></text:span><text:span text:style-name="Strong_20_Emphasis"><text:span text:style-name="T160">-toets</text:span></text:span><text:span text:style-name="T269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9">V</text:span></text:span><text:span text:style-name="Strong_20_Emphasis"><text:span text:style-name="T105">olg de aanwijzingen </text:span></text:span><text:span text:style-name="Strong_20_Emphasis"><text:span text:style-name="T110">op de schermen</text:span></text:span><text:span text:style-name="Strong_20_Emphasis"><text:span text:style-name="T170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14"><draw:control text:anchor-type="as-char" draw:z-index="18" draw:name="Vorm12" draw:style-name="gr1" draw:text-style-name="P9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6">Als </text:span></text:span><text:span text:style-name="Strong_20_Emphasis"><text:span text:style-name="T87">het </text:span></text:span><text:span text:style-name="Strong_20_Emphasis"><text:span text:style-name="T88">het scherm </text:span></text:span><text:span text:style-name="Strong_20_Emphasis"><text:span text:style-name="T187">Draadloos</text:span></text:span><text:span text:style-name="Strong_20_Emphasis"><text:span text:style-name="T88"> </text:span></text:span><text:span text:style-name="Strong_20_Emphasis"><text:span text:style-name="T87">verschijnt, </text:span></text:span><text:span text:style-name="Strong_20_Emphasis"><text:span text:style-name="T89">kies</text:span></text:span><text:span text:style-name="Strong_20_Emphasis"><text:span text:style-name="T88"> </text:span></text:span><text:span text:style-name="Strong_20_Emphasis"><text:span text:style-name="T111">het</text:span></text:span><text:span text:style-name="Strong_20_Emphasis"><text:span text:style-name="T89"> draadloos netwerk, maak </text:span></text:span><text:span text:style-name="Strong_20_Emphasis"><text:span text:style-name="T77">verbinding, </text:span></text:span><text:span text:style-name="Strong_20_Emphasis"><text:span text:style-name="T90">en klik</text:span></text:span><text:span text:style-name="Strong_20_Emphasis"><text:span text:style-name="T77"> </text:span></text:span><text:span text:style-name="Strong_20_Emphasis"><text:span text:style-name="T91">op </text:span></text:span><text:span text:style-name="Strong_20_Emphasis"><text:span text:style-name="T183">Verder</text:span></text:span><text:span text:style-name="Strong_20_Emphasis"><text:span text:style-name="T77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4"><draw:control text:anchor-type="as-char" draw:z-index="3" draw:name="Vorm16" draw:style-name="gr1" draw:text-style-name="P90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92">O</text:span></text:span><text:span text:style-name="Strong_20_Emphasis"><text:span text:style-name="T93">p het scherm </text:span></text:span><text:span text:style-name="Strong_20_Emphasis"><text:span text:style-name="T188">Installatietype</text:span></text:span><text:span text:style-name="Strong_20_Emphasis"><text:span text:style-name="T163"> </text:span></text:span><text:span text:style-name="Strong_20_Emphasis"><text:span text:style-name="T164">selecteer</text:span></text:span><text:span text:style-name="Strong_20_Emphasis"><text:span text:style-name="T165"> </text:span></text:span><text:span text:style-name="Strong_20_Emphasis"><text:span text:style-name="T285">het gewenste </text:span></text:span><text:span text:style-name="Strong_20_Emphasis"><text:span text:style-name="T300">Installatie type</text:span></text:span><text:span text:style-name="Strong_20_Emphasis"><text:span text:style-name="T285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86">K</text:span></text:span><text:span text:style-name="Strong_20_Emphasis"><text:span text:style-name="T94">lik </text:span></text:span><text:span text:style-name="Strong_20_Emphasis"><text:span text:style-name="T95">op</text:span></text:span><text:span text:style-name="Strong_20_Emphasis"><text:span text:style-name="T94"> </text:span></text:span><text:span text:style-name="Strong_20_Emphasis"><text:span text:style-name="T185">I</text:span></text:span><text:span text:style-name="Strong_20_Emphasis"><text:span text:style-name="T186">nstalle</text:span></text:span><text:span text:style-name="Strong_20_Emphasis"><text:span text:style-name="T185">e</text:span></text:span><text:span text:style-name="Strong_20_Emphasis"><text:span text:style-name="T186">r </text:span></text:span><text:span text:style-name="Strong_20_Emphasis"><text:span text:style-name="T185">nu</text:span></text:span><text:span text:style-name="Strong_20_Emphasis"><text:span text:style-name="T94">, </text:span></text:span><text:span text:style-name="Strong_20_Emphasis"><text:span text:style-name="T106">of klik op </text:span></text:span><text:span text:style-name="Strong_20_Emphasis"><text:span text:style-name="T181">Verder</text:span></text:span><text:span text:style-name="Strong_20_Emphasis"><text:span text:style-name="T106"> en </text:span></text:span><text:span text:style-name="Strong_20_Emphasis"><text:span text:style-name="T162">c</text:span></text:span><text:span text:style-name="Strong_20_Emphasis"><text:span text:style-name="T96">ontroleer de </text:span></text:span><text:span text:style-name="Strong_20_Emphasis"><text:span text:style-name="T97">voorgestelde </text:span></text:span><text:span text:style-name="Strong_20_Emphasis"><text:span text:style-name="T96">schijfindelin</text:span></text:span><text:span text:style-name="Strong_20_Emphasis"><text:span text:style-name="T98">g,</text:span></text:span><text:span text:style-name="Strong_20_Emphasis"><text:span text:style-name="T96"> </text:span></text:span><text:span text:style-name="Strong_20_Emphasis"><text:span text:style-name="T99">kies de gewenste schijf, </text:span></text:span><text:span text:style-name="Strong_20_Emphasis"><text:span text:style-name="T98">en </text:span></text:span><text:span text:style-name="Strong_20_Emphasis"><text:span text:style-name="T168">k</text:span></text:span><text:span text:style-name="Strong_20_Emphasis"><text:span text:style-name="T169">lik op </text:span></text:span><text:span text:style-name="Strong_20_Emphasis"><text:span text:style-name="T185">I</text:span></text:span><text:span text:style-name="Strong_20_Emphasis"><text:span text:style-name="T186">nstalle</text:span></text:span><text:span text:style-name="Strong_20_Emphasis"><text:span text:style-name="T185">e</text:span></text:span><text:span text:style-name="Strong_20_Emphasis"><text:span text:style-name="T186">r </text:span></text:span><text:span text:style-name="Strong_20_Emphasis"><text:span text:style-name="T185">nu</text:span></text:span><text:span text:style-name="Strong_20_Emphasis"><text:span text:style-name="T169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6"><text:span text:style-name="Strong_20_Emphasis"><text:span text:style-name="T92">O</text:span></text:span><text:span text:style-name="Strong_20_Emphasis"><text:span text:style-name="T93">p het scherm </text:span></text:span><text:span text:style-name="Strong_20_Emphasis"><text:span text:style-name="T188">Wilt u deze aanpassingen wegschrijven naar de schijven? </text:span></text:span><text:span text:style-name="Strong_20_Emphasis"><text:span text:style-name="T100">controleer de </text:span></text:span><text:span text:style-name="Strong_20_Emphasis"><text:span text:style-name="T101">partities</text:span></text:span><text:span text:style-name="Strong_20_Emphasis"><text:span text:style-name="T100"> </text:span></text:span><text:span text:style-name="Strong_20_Emphasis"><text:span text:style-name="T102">die </text:span></text:span><text:span text:style-name="Strong_20_Emphasis"><text:span text:style-name="T103">geformatteerd</text:span></text:span><text:span text:style-name="Strong_20_Emphasis"><text:span text:style-name="T102"> worden </text:span></text:span><text:span text:style-name="Strong_20_Emphasis"><text:span text:style-name="T100">en </text:span></text:span><text:span text:style-name="Strong_20_Emphasis"><text:span text:style-name="T92">klik </text:span></text:span><text:span text:style-name="Strong_20_Emphasis"><text:span text:style-name="T94">op </text:span></text:span><text:span text:style-name="Strong_20_Emphasis"><text:span text:style-name="T184">Verder</text:span></text:span><text:span text:style-name="Strong_20_Emphasis"><text:span text:style-name="T94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4"><draw:control text:anchor-type="as-char" draw:z-index="4" draw:name="Vorm19" draw:style-name="gr1" draw:text-style-name="P90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7">O</text:span></text:span><text:span text:style-name="Strong_20_Emphasis"><text:span text:style-name="T288">p </text:span></text:span><text:span text:style-name="Strong_20_Emphasis"><text:span text:style-name="T289">het </text:span></text:span><text:span text:style-name="Strong_20_Emphasis"><text:span text:style-name="T290">scherm </text:span></text:span><text:span text:style-name="Strong_20_Emphasis"><text:span text:style-name="T301">Waar bevindt u zich?</text:span></text:span><text:span text:style-name="Strong_20_Emphasis"><text:span text:style-name="T290"> </text:span></text:span><text:span text:style-name="Strong_20_Emphasis"><text:span text:style-name="T291">controleer </text:span></text:span><text:span text:style-name="Strong_20_Emphasis"><text:span text:style-name="T292">de </text:span></text:span><text:span text:style-name="Strong_20_Emphasis"><text:span text:style-name="T291">locatie en </text:span></text:span><text:span text:style-name="Strong_20_Emphasis"><text:span text:style-name="T287">klik </text:span></text:span><text:span text:style-name="Strong_20_Emphasis"><text:span text:style-name="T290">op </text:span></text:span><text:span text:style-name="Strong_20_Emphasis"><text:span text:style-name="T301">Verder</text:span></text:span><text:span text:style-name="Strong_20_Emphasis"><text:span text:style-name="T290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14"><draw:control text:anchor-type="as-char" draw:z-index="19" draw:name="Vorm 1" draw:style-name="gr1" draw:text-style-name="P9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302">Op </text:span><text:span text:style-name="T303">het </text:span><text:span text:style-name="T301">scherm </text:span><text:span text:style-name="Strong_20_Emphasis"><text:span text:style-name="T301">Wie bent u?</text:span></text:span><text:span text:style-name="T301"> </text:span><text:span text:style-name="T302">vul </text:span><text:span text:style-name="T304">in </text:span><text:span text:style-name="Strong_20_Emphasis"><text:span text:style-name="T305">Uw n</text:span></text:span><text:span text:style-name="Strong_20_Emphasis"><text:span text:style-name="T306">aam</text:span></text:span><text:span text:style-name="Strong_20_Emphasis"><text:span text:style-name="T293"> </text:span></text:span><text:span text:style-name="Definition"><text:span text:style-name="T5">gebruiker</text:span></text:span><text:span text:style-name="Strong_20_Emphasis"><text:span text:style-name="T294">, <text:line-break/></text:span></text:span><text:span text:style-name="Strong_20_Emphasis"><text:span text:style-name="T306">Naam </text:span></text:span><text:span text:style-name="Strong_20_Emphasis"><text:span text:style-name="T305">van uw </text:span></text:span><text:span text:style-name="Strong_20_Emphasis"><text:span text:style-name="T307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93">,<text:line-break/></text:span></text:span><text:span text:style-name="Strong_20_Emphasis"><text:span text:style-name="T305">Kies een g</text:span></text:span><text:span text:style-name="Strong_20_Emphasis"><text:span text:style-name="T307">ebruikersnaam</text:span></text:span><text:span text:style-name="Strong_20_Emphasis"><text:span text:style-name="T293"> </text:span></text:span><text:span text:style-name="Definition"><text:span text:style-name="T5">gebruikersnaam</text:span></text:span><text:span text:style-name="Strong_20_Emphasis"><text:span text:style-name="T293">,<text:line-break/></text:span></text:span><text:span text:style-name="Strong_20_Emphasis"><text:span text:style-name="T295">g</text:span></text:span><text:span text:style-name="Strong_20_Emphasis"><text:span text:style-name="T284">eef tweemaal een </text:span></text:span><text:span text:style-name="Strong_20_Emphasis"><text:span text:style-name="T299">wachtwoord</text:span></text:span><text:span text:style-name="Strong_20_Emphasis"><text:span text:style-name="T284">,</text:span></text:span><text:span text:style-name="Strong_20_Emphasis"><text:span text:style-name="T296"> </text:span></text:span><text:span text:style-name="Strong_20_Emphasis"><text:span text:style-name="T297">en</text:span></text:span><text:span text:style-name="Strong_20_Emphasis"><text:span text:style-name="T296"> </text:span></text:span><text:span text:style-name="Strong_20_Emphasis"><text:span text:style-name="T298">k</text:span></text:span><text:span text:style-name="Strong_20_Emphasis"><text:span text:style-name="T284">lik op </text:span></text:span><text:span text:style-name="Strong_20_Emphasis"><text:span text:style-name="T299">Verder</text:span></text:span><text:span text:style-name="Strong_20_Emphasis"><text:span text:style-name="T284">.</text:span></text:span></text:p>
          </table:table-cell>
        </table:table-row>
      </table:table>
      <text:p text:style-name="P43"><text:span text:style-name="Strong_20_Emphasis"><text:span text:style-name="T166"/></text:span></text:p>
      <text:list xml:id="list84311252809768" text:continue-numbering="true" text:style-name="L1">
        <text:list-item>
          <text:p text:style-name="P85"><text:span text:style-name="Strong_20_Emphasis"><text:span text:style-name="T189">Installatie </text:span></text:span><text:span text:style-name="Strong_20_Emphasis"><text:span text:style-name="T190">afronden</text:span></text:span></text:p>
        </text:list-item>
      </text:list>
      <text:p text:style-name="P47"><text:span text:style-name="Strong_20_Emphasis"><text:span text:style-name="T10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14"><text:s/></text:span></text:span><text:span text:style-name="Strong_20_Emphasis"><text:span text:style-name="T156"><draw:control text:anchor-type="as-char" draw:z-index="5" draw:name="Vorm24" draw:style-name="gr1" draw:text-style-name="P9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104">Aanmelden als </text:span></text:span><text:span text:style-name="Definition"><text:span text:style-name="T12">gebruiker</text:span></text:span><text:span text:style-name="Strong_20_Emphasis"><text:span text:style-name="T104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7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9">V</text:span></text:span><text:span text:style-name="Strong_20_Emphasis"><text:span text:style-name="T105">olg de aanwijzingen </text:span></text:span><text:span text:style-name="Strong_20_Emphasis"><text:span text:style-name="T110">op de schermen</text:span></text:span><text:span text:style-name="Strong_20_Emphasis"><text:span text:style-name="T170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14"><text:s/></text:span></text:span><text:span text:style-name="Strong_20_Emphasis"><text:span text:style-name="T156"><draw:control text:anchor-type="as-char" draw:z-index="12" draw:name="Vorm4_1" draw:style-name="gr1" draw:text-style-name="P9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14">Installeer </text:span></text:span><text:span text:style-name="Strong_20_Emphasis"><text:span text:style-name="T153">pakket kz</text:span></text:span><text:span text:style-name="Strong_20_Emphasis"><text:span text:style-name="T153"><text:note text:id="ftn7" text:note-class="footnote"><text:note-citation>1</text:note-citation><text:note-body><text:p text:style-name="P75"><text:span text:style-name="T352">Debian-p</text:span>akket kz plaatst documenten en scripts van Karel Zimmer <text:span text:style-name="T351">(zie </text:span><text:a xlink:type="simple" xlink:href="https://karelzimmer.nl/" text:style-name="Internet_20_link" text:visited-style-name="Visited_20_Internet_20_Link"><text:span text:style-name="Strong_20_Emphasis"><text:span text:style-name="T343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5"> </text:span></text:span><text:span text:style-name="Strong_20_Emphasis"><text:span text:style-name="T154">via </text:span></text:span><text:span text:style-name="Strong_20_Emphasis"><text:span text:style-name="T123">een </text:span></text:span><text:span text:style-name="Strong_20_Emphasis"><text:span text:style-name="T138">druk</text:span></text:span><text:span text:style-name="Strong_20_Emphasis"><text:span text:style-name="T123"> op</text:span></text:span><text:span text:style-name="Strong_20_Emphasis"><text:span text:style-name="T139"> de </text:span></text:span><text:span text:style-name="Strong_20_Emphasis"><text:span text:style-name="T126">Super</text:span></text:span><text:span text:style-name="Strong_20_Emphasis"><text:span text:style-name="T139">-toets</text:span></text:span><text:span text:style-name="Strong_20_Emphasis"><text:span text:style-name="T129"><text:note text:id="ftn8" text:note-class="footnote"><text:note-citation>2</text:note-citation><text:note-body><text:p text:style-name="P42"><text:span text:style-name="T236">De </text:span><text:span text:style-name="T237">Super</text:span><text:span text:style-name="T236">-toets is de Windows</text:span><text:span text:style-name="T238">-</text:span><text:span text:style-name="T239">toets</text:span><text:span text:style-name="T236">, </text:span><text:span text:style-name="T238">C</text:span><text:span text:style-name="T236">ommand-</text:span><text:span text:style-name="T239">toets</text:span><text:span text:style-name="T236">, of </text:span><text:span text:style-name="T238">V</text:span><text:span text:style-name="T236">ergrootglas-toets.</text:span></text:p></text:note-body></text:note></text:span></text:span><text:span text:style-name="Strong_20_Emphasis"><text:span text:style-name="T123">, </text:span></text:span><text:span text:style-name="Strong_20_Emphasis"><text:span text:style-name="T136">t</text:span></text:span><text:span text:style-name="Strong_20_Emphasis"><text:span text:style-name="T128">yp </text:span></text:span><text:span text:style-name="Strong_20_Emphasis"><text:span text:style-name="T177">ter</text:span></text:span><text:span text:style-name="Strong_20_Emphasis"><text:span text:style-name="T178">m</text:span></text:span><text:span text:style-name="Strong_20_Emphasis"><text:span text:style-name="T117"> </text:span></text:span><text:span text:style-name="Strong_20_Emphasis"><text:span text:style-name="T137">e</text:span></text:span><text:span text:style-name="Strong_20_Emphasis"><text:span text:style-name="T115">n </text:span></text:span><text:span text:style-name="Strong_20_Emphasis"><text:span text:style-name="T131">k</text:span></text:span><text:span text:style-name="Strong_20_Emphasis"><text:span text:style-name="T115">lik op het pictogram van </text:span></text:span><text:span text:style-name="Strong_20_Emphasis"><text:span text:style-name="T179">Terminalvenster</text:span></text:span><text:span text:style-name="Strong_20_Emphasis"><text:span text:style-name="T117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14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8">, of </text:span></text:span><text:span text:style-name="Strong_20_Emphasis"><text:span text:style-name="T117">kopieer en plak, de</text:span></text:span><text:span text:style-name="Strong_20_Emphasis"><text:span text:style-name="T140">z</text:span></text:span><text:span text:style-name="Strong_20_Emphasis"><text:span text:style-name="T117">e </text:span></text:span><text:span text:style-name="Strong_20_Emphasis"><text:span text:style-name="T120">twee </text:span></text:span><text:span text:style-name="Strong_20_Emphasis"><text:span text:style-name="T117">opdrachten, ieder gevolgd door de </text:span></text:span><text:span text:style-name="Strong_20_Emphasis"><text:span text:style-name="T116">Enter</text:span></text:span><text:span text:style-name="Strong_20_Emphasis"><text:span text:style-name="T115">-toets:<text:line-break/></text:span></text:span><text:span text:style-name="User_20_Entry"><text:span text:style-name="T68">wget karelzimmer.nl/</text:span></text:span><text:span text:style-name="User_20_Entry"><text:span text:style-name="T69">kz</text:span></text:span><text:span text:style-name="User_20_Entry"><text:span text:style-name="T68"><text:line-break/>bash </text:span></text:span><text:span text:style-name="User_20_Entry"><text:span text:style-name="T69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21">olg </text:span></text:span><text:span text:style-name="Strong_20_Emphasis"><text:span text:style-name="T12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14"><text:s/></text:span></text:span><text:span text:style-name="Strong_20_Emphasis"><text:span text:style-name="T156"><draw:control text:anchor-type="as-char" draw:z-index="6" draw:name="Vorm37" draw:style-name="gr1" draw:text-style-name="P9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41">Rond de</text:span></text:span><text:span text:style-name="Strong_20_Emphasis"><text:span text:style-name="T142"> installatie </text:span></text:span><text:span text:style-name="Strong_20_Emphasis"><text:span text:style-name="T141">af </text:span></text:span><text:span text:style-name="Strong_20_Emphasis"><text:span text:style-name="T115">via </text:span></text:span><text:span text:style-name="Strong_20_Emphasis"><text:span text:style-name="T143">een</text:span></text:span><text:span text:style-name="Strong_20_Emphasis"><text:span text:style-name="T144"> druk</text:span></text:span><text:span text:style-name="Strong_20_Emphasis"><text:span text:style-name="T143"> op</text:span></text:span><text:span text:style-name="Strong_20_Emphasis"><text:span text:style-name="T139"> de </text:span></text:span><text:span text:style-name="Strong_20_Emphasis"><text:span text:style-name="T126">Super</text:span></text:span><text:span text:style-name="Strong_20_Emphasis"><text:span text:style-name="T139">-toets</text:span></text:span><text:span text:style-name="Strong_20_Emphasis"><text:span text:style-name="T75"><text:note-ref text:note-class="footnote" text:reference-format="text" text:ref-name="ftn8">2</text:note-ref></text:span></text:span><text:span text:style-name="Strong_20_Emphasis"><text:span text:style-name="T123">, </text:span></text:span><text:span text:style-name="Strong_20_Emphasis"><text:span text:style-name="T136">t</text:span></text:span><text:span text:style-name="Strong_20_Emphasis"><text:span text:style-name="T128">yp </text:span></text:span><text:span text:style-name="Strong_20_Emphasis"><text:span text:style-name="T175">men</text:span></text:span><text:span text:style-name="Strong_20_Emphasis"><text:span text:style-name="T174">u</text:span></text:span><text:span text:style-name="Strong_20_Emphasis"><text:span text:style-name="T129"> </text:span></text:span><text:span text:style-name="Strong_20_Emphasis"><text:span text:style-name="T137">e</text:span></text:span><text:span text:style-name="Strong_20_Emphasis"><text:span text:style-name="T115">n </text:span></text:span><text:span text:style-name="Strong_20_Emphasis"><text:span text:style-name="T131">k</text:span></text:span><text:span text:style-name="Strong_20_Emphasis"><text:span text:style-name="T115">lik op het pictogram van </text:span></text:span><text:span text:style-name="Strong_20_Emphasis"><text:span text:style-name="T191">Installatiem</text:span></text:span><text:span text:style-name="Strong_20_Emphasis"><text:span text:style-name="T192">enu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14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5">K</text:span></text:span><text:span text:style-name="Strong_20_Emphasis"><text:span text:style-name="T133">ie</text:span></text:span><text:span text:style-name="Strong_20_Emphasis"><text:span text:style-name="T134">s </text:span></text:span><text:span text:style-name="Strong_20_Emphasis"><text:span text:style-name="T196">3</text:span></text:span><text:span text:style-name="Strong_20_Emphasis"><text:span text:style-name="T171"> </text:span></text:span><text:span text:style-name="Strong_20_Emphasis"><text:span text:style-name="T197">Installatie</text:span></text:span><text:span text:style-name="Strong_20_Emphasis"><text:span text:style-name="T198"> </text:span></text:span><text:span text:style-name="Strong_20_Emphasis"><text:span text:style-name="T199">afronden</text:span></text:span><text:span text:style-name="Strong_20_Emphasis"><text:span text:style-name="T145"> </text:span></text:span><text:span text:style-name="Strong_20_Emphasis"><text:span text:style-name="T135">en </text:span></text:span><text:span text:style-name="Strong_20_Emphasis"><text:span text:style-name="T146">v</text:span></text:span><text:span text:style-name="Strong_20_Emphasis"><text:span text:style-name="T122">olg de aanwijzingen op het scherm.</text:span></text:span></text:p>
          </table:table-cell>
        </table:table-row>
      </table:table>
      <text:p text:style-name="P47"><text:span text:style-name="Strong_20_Emphasis"><text:span text:style-name="T104"><text:tab/></text:span></text:span></text:p>
      <text:p text:style-name="P48"><text:span text:style-name="Strong_20_Emphasis"><text:span text:style-name="T135"/></text:span></text:p>
      <text:p text:style-name="P49"><text:span text:style-name="Strong_20_Emphasis"><text:span text:style-name="T122"/></text:span></text:p>
      <text:list xml:id="list84311861773055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14"><text:s/></text:span></text:span><text:span text:style-name="Strong_20_Emphasis"><text:span text:style-name="T156"><draw:control text:anchor-type="as-char" draw:z-index="13" draw:name="Vorm40_0" draw:style-name="gr1" draw:text-style-name="P90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104">Aanmelden als </text:span></text:span><text:span text:style-name="Definition"><text:span text:style-name="T12">gebruiker</text:span></text:span><text:span text:style-name="Strong_20_Emphasis"><text:span text:style-name="T147"><text:note text:id="ftn9" text:note-class="footnote"><text:note-citation>1</text:note-citation><text:note-body><text:p text:style-name="P69"><text:span text:style-name="User_20_Entry"><text:span text:style-name="T217">E</text:span></text:span><text:span text:style-name="User_20_Entry"><text:span text:style-name="T218">ventuele extra </text:span></text:span><text:span text:style-name="User_20_Entry"><text:span text:style-name="T219">gebruiker</text:span></text:span><text:span text:style-name="User_20_Entry"><text:span text:style-name="T218">s aanmelden en dezelfde stappen uitvoeren.</text:span></text:span></text:p></text:note-body></text:note></text:span></text:span><text:span text:style-name="Strong_20_Emphasis"><text:span text:style-name="T10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14"><text:s/></text:span></text:span><text:span text:style-name="Strong_20_Emphasis"><text:span text:style-name="T156"><draw:control text:anchor-type="as-char" draw:z-index="15" draw:name="Vorm40_2" draw:style-name="gr1" draw:text-style-name="P90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8">R</text:span></text:span><text:span text:style-name="Strong_20_Emphasis"><text:span text:style-name="T149">icht </text:span></text:span><text:span text:style-name="Strong_20_Emphasis"><text:span text:style-name="T150">de </text:span></text:span><text:span text:style-name="Definition"><text:span text:style-name="T21">gebruiker</text:span></text:span><text:span text:style-name="Strong_20_Emphasis"><text:span text:style-name="T149"> </text:span></text:span><text:span text:style-name="Strong_20_Emphasis"><text:span text:style-name="T151">in </text:span></text:span><text:span text:style-name="Strong_20_Emphasis"><text:span text:style-name="T115">via </text:span></text:span><text:span text:style-name="Strong_20_Emphasis"><text:span text:style-name="T143">een</text:span></text:span><text:span text:style-name="Strong_20_Emphasis"><text:span text:style-name="T144"> druk</text:span></text:span><text:span text:style-name="Strong_20_Emphasis"><text:span text:style-name="T143"> op</text:span></text:span><text:span text:style-name="Strong_20_Emphasis"><text:span text:style-name="T139"> de </text:span></text:span><text:span text:style-name="Strong_20_Emphasis"><text:span text:style-name="T126">Super</text:span></text:span><text:span text:style-name="Strong_20_Emphasis"><text:span text:style-name="T139">-toets</text:span></text:span><text:span text:style-name="Strong_20_Emphasis"><text:span text:style-name="T75"><text:note text:id="ftn10" text:note-class="footnote"><text:note-citation>2</text:note-citation><text:note-body><text:p text:style-name="P67"><text:span text:style-name="T223">D</text:span>e <text:span text:style-name="T346">Super</text:span>-toets <text:span text:style-name="T223">is </text:span>de Windows<text:span text:style-name="T347">-</text:span><text:span text:style-name="T345">toets</text:span>, <text:span text:style-name="T347">C</text:span>ommand-<text:span text:style-name="T345">toets</text:span>, of <text:span text:style-name="T347">V</text:span>ergrootglas-toets.</text:p></text:note-body></text:note></text:span></text:span><text:span text:style-name="Strong_20_Emphasis"><text:span text:style-name="T123">, </text:span></text:span><text:span text:style-name="Strong_20_Emphasis"><text:span text:style-name="T136">t</text:span></text:span><text:span text:style-name="Strong_20_Emphasis"><text:span text:style-name="T128">yp </text:span></text:span><text:span text:style-name="Strong_20_Emphasis"><text:span text:style-name="T175">men</text:span></text:span><text:span text:style-name="Strong_20_Emphasis"><text:span text:style-name="T174">u</text:span></text:span><text:span text:style-name="Strong_20_Emphasis"><text:span text:style-name="T129"> </text:span></text:span><text:span text:style-name="Strong_20_Emphasis"><text:span text:style-name="T137">e</text:span></text:span><text:span text:style-name="Strong_20_Emphasis"><text:span text:style-name="T115">n </text:span></text:span><text:span text:style-name="Strong_20_Emphasis"><text:span text:style-name="T131">k</text:span></text:span><text:span text:style-name="Strong_20_Emphasis"><text:span text:style-name="T115">lik op het pictogram van </text:span></text:span><text:span text:style-name="Strong_20_Emphasis"><text:span text:style-name="T191">Installatiem</text:span></text:span><text:span text:style-name="Strong_20_Emphasis"><text:span text:style-name="T192">enu</text:span></text:span><text:span text:style-name="Strong_20_Emphasis"><text:span text:style-name="T129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5">K</text:span></text:span><text:span text:style-name="Strong_20_Emphasis"><text:span text:style-name="T133">ie</text:span></text:span><text:span text:style-name="Strong_20_Emphasis"><text:span text:style-name="T134">s </text:span></text:span><text:span text:style-name="Strong_20_Emphasis"><text:span text:style-name="T196">4 </text:span></text:span><text:span text:style-name="Strong_20_Emphasis"><text:span text:style-name="T176">Gebruiker inrichten</text:span></text:span><text:span text:style-name="Strong_20_Emphasis"><text:span text:style-name="T145"> </text:span></text:span><text:span text:style-name="Strong_20_Emphasis"><text:span text:style-name="T135">en </text:span></text:span><text:span text:style-name="Strong_20_Emphasis"><text:span text:style-name="T146">v</text:span></text:span><text:span text:style-name="Strong_20_Emphasis"><text:span text:style-name="T122">olg de aanwijzingen op het scherm</text:span></text:span><text:span text:style-name="Strong_20_Emphasis"><text:span text:style-name="T172">.</text:span></text:span></text:p>
          </table:table-cell>
        </table:table-row>
      </table:table>
      <text:p text:style-name="P18"><text:span text:style-name="Strong_20_Emphasis"><text:span text:style-name="T152"/></text:span></text:p>
      <text:p text:style-name="P37"/>
      <text:p text:style-name="P37"/>
      <text:p text:style-name="P39"><text:span text:style-name="T231">E</text:span><text:span text:style-name="T232">inde c</text:span><text:span text:style-name="T233">hecklist, </text:span><text:span text:style-name="T234">d</text:span><text:span text:style-name="T233">e installatie van </text:span><text:span text:style-name="T233"><text:reference-ref text:reference-format="text" text:ref-name="Distributie">Ubuntu</text:reference-ref></text:span><text:span text:style-name="T233"><text:s/></text:span><text:span text:style-name="T235"><text:reference-ref text:reference-format="text" text:ref-name="Versie">22.04</text:reference-ref></text:span><text:span text:style-name="Strong_20_Emphasis"><text:span text:style-name="T253"><text:s/></text:span></text:span><text:span text:style-name="Strong_20_Emphasis"><text:span text:style-name="T254">LTS</text:span></text:span><text:span text:style-name="T74"> </text:span><text:span text:style-name="T233"><text:reference-ref text:reference-format="text" text:ref-name="Editie">Desktop</text:reference-ref></text:span><text:span text:style-name="T233"><text:s/>is voltooid.</text:span></text:p>
      <text:p text:style-name="P16"/>
      <text:p text:style-name="P6"><text:span text:style-name="Emphasis"><text:span text:style-name="T308">Geschreven </text:span></text:span><text:span text:style-name="Emphasis"><text:span text:style-name="T312">in </text:span></text:span><text:span text:style-name="Emphasis"><text:span text:style-name="T311">2022 </text:span></text:span><text:span text:style-name="Emphasis"><text:span text:style-name="T308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9">Karel Zimmer</text:span></text:span></text:a><text:span text:style-name="Emphasis"><text:span text:style-name="T30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10">Creative Commons Publiek Domein Verklaring</text:span></text:span></text:a><text:span text:style-name="Emphasis"><text:span text:style-name="T30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1-02T08:43:10.634228498">02-1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1-02T08:43:10.523631192</dc:date>
    <meta:keyword>Installatie</meta:keyword>
    <meta:keyword>Checklist</meta:keyword>
    <meta:keyword>Linux</meta:keyword>
    <meta:editing-cycles>6569</meta:editing-cycles>
    <meta:editing-duration>P11DT14H57M37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4" meta:character-count="4965" meta:non-whitespace-character-count="4265"/>
    <meta:user-defined meta:name="Info 1"/>
    <meta:user-defined meta:name="Info 2"/>
    <meta:user-defined meta:name="Info 3"/>
    <meta:user-defined meta:name="Info 4"/>
  </office:meta>
</office:document-meta>
</file>